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e5ad" officeooo:paragraph-rsid="000be5ad"/>
    </style:style>
    <style:style style:name="P2" style:family="paragraph" style:parent-style-name="Standard">
      <style:text-properties officeooo:rsid="000dcb19" officeooo:paragraph-rsid="000dcb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Nos va poner un examen sorpresa igual al primero que hagamos</text:p>
      <text:p text:style-name="P1"/>
      <text:p text:style-name="P1">Crear un scrip de odoo con su instalacion installodoo.sh</text:p>
      <text:p text:style-name="P1"/>
      <text:p text:style-name="P1">al empezar</text:p>
      <text:p text:style-name="P1">1ºmanual</text:p>
      <text:p text:style-name="P1">2ºusuario</text:p>
      <text:p text:style-name="P1">3ºautomatizado que habra un arranque automatico</text:p>
      <text:p text:style-name="P1">4ºtemporizado que se enciendo a una hora programada</text:p>
      <text:p text:style-name="P1"/>
      <text:p text:style-name="P1">por ahora se puede hacer por tareas el segundo script ya se hara mas adelante</text:p>
      <text:p text:style-name="P1">script2</text:p>
      <text:p text:style-name="P1">inicio odoo.sh</text:p>
      <text:p text:style-name="P1"/>
      <text:p text:style-name="P1"/>
      <text:p text:style-name="P2">crear installodoo.sh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0M14S</meta:editing-duration>
    <meta:editing-cycles>3</meta:editing-cycles>
    <meta:generator>LibreOffice/5.3.0.3$Windows_x86 LibreOffice_project/7074905676c47b82bbcfbea1aeefc84afe1c50e1</meta:generator>
    <dc:date>2017-10-05T11:34:10.007000000</dc:date>
    <meta:document-statistic meta:table-count="0" meta:image-count="0" meta:object-count="0" meta:page-count="1" meta:paragraph-count="11" meta:word-count="58" meta:character-count="359" meta:non-whitespace-character-count="312"/>
    <meta:user-defined meta:name="Info 1"/>
    <meta:user-defined meta:name="Info 2"/>
    <meta:user-defined meta:name="Info 3"/>
    <meta:user-defined meta:name="Info 4"/>
  </office:meta>
</office:document-meta>
</file>